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0.298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1.184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194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1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1cm" svg:stroke-color="#069a2e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svg:stroke-width="0.1cm" svg:stroke-color="#ff972f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1cm" svg:stroke-color="#a1467e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5" style:family="graphic">
      <style:graphic-properties svg:stroke-width="0.1cm" svg:stroke-color="#bbe33d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6" style:family="graphic">
      <style:graphic-properties svg:stroke-width="0.1cm" svg:stroke-color="#729fcf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7" style:family="graphic">
      <style:graphic-properties svg:stroke-width="0.1cm" svg:stroke-color="#ffa6a6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8" style:family="graphic">
      <style:graphic-properties svg:stroke-color="#000000" draw:fill-color="#000000" draw:textarea-horizontal-align="justify" draw:textarea-vertical-align="middle" draw:auto-grow-height="false" fo:min-height="0.136cm" fo:min-width="0.136cm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line draw:z-index="0" draw:name="Ligne horizontale 1" draw:style-name="gr1" draw:text-style-name="P1" svg:x1="1.655cm" svg:y1="9.607cm" svg:x2="11.648cm" svg:y2="9.617cm">
            <text:p/>
          </draw:line>
          <draw:line draw:z-index="1" draw:name="Ligne horizontale 3" draw:style-name="gr1" draw:text-style-name="P1" svg:x1="1.538cm" svg:y1="3.902cm" svg:x2="12.984cm" svg:y2="3.93cm">
            <text:p/>
          </draw:line>
          <draw:line draw:z-index="2" draw:name="Ligne horizontale 4" draw:style-name="gr1" draw:text-style-name="P1" svg:x1="3.026cm" svg:y1="4.63cm" svg:x2="12.975cm" svg:y2="4.683cm">
            <text:p/>
          </draw:line>
          <draw:line draw:z-index="3" draw:name="Ligne horizontale 5" draw:style-name="gr1" draw:text-style-name="P1" svg:x1="12.965cm" svg:y1="4.74cm" svg:x2="12.953cm" svg:y2="3.884cm">
            <text:p/>
          </draw:line>
          <draw:line draw:z-index="4" draw:name="Ligne horizontale 6" draw:style-name="gr1" draw:text-style-name="P1" svg:x1="1.547cm" svg:y1="5.341cm" svg:x2="7.739cm" svg:y2="5.359cm">
            <text:p/>
          </draw:line>
          <draw:line draw:z-index="5" draw:name="Ligne horizontale 7" draw:style-name="gr1" draw:text-style-name="P1" svg:x1="2.592cm" svg:y1="6.071cm" svg:x2="12.984cm" svg:y2="6.122cm">
            <text:p/>
          </draw:line>
          <draw:line draw:z-index="6" draw:name="Ligne horizontale 8" draw:style-name="gr1" draw:text-style-name="P1" svg:x1="12.98cm" svg:y1="6.174cm" svg:x2="12.962cm" svg:y2="5.323cm">
            <text:p/>
          </draw:line>
          <draw:line draw:z-index="7" draw:name="Ligne horizontale 9" draw:style-name="gr1" draw:text-style-name="P1" svg:x1="1.574cm" svg:y1="6.771cm" svg:x2="13.02cm" svg:y2="6.799cm">
            <text:p/>
          </draw:line>
          <draw:line draw:z-index="8" draw:name="Ligne horizontale 10" draw:style-name="gr1" draw:text-style-name="P1" svg:x1="3.062cm" svg:y1="7.499cm" svg:x2="13.011cm" svg:y2="7.552cm">
            <text:p/>
          </draw:line>
          <draw:line draw:z-index="9" draw:name="Ligne horizontale 11" draw:style-name="gr1" draw:text-style-name="P1" svg:x1="13.017cm" svg:y1="7.602cm" svg:x2="12.989cm" svg:y2="6.753cm">
            <text:p/>
          </draw:line>
          <draw:line draw:z-index="10" draw:name="Ligne horizontale 12" draw:style-name="gr1" draw:text-style-name="P1" svg:x1="1.56cm" svg:y1="8.2cm" svg:x2="13.006cm" svg:y2="8.228cm">
            <text:p/>
          </draw:line>
          <draw:line draw:z-index="11" draw:name="Ligne horizontale 13" draw:style-name="gr1" draw:text-style-name="P1" svg:x1="3.048cm" svg:y1="8.928cm" svg:x2="12.997cm" svg:y2="8.981cm">
            <text:p/>
          </draw:line>
          <draw:line draw:z-index="12" draw:name="Ligne horizontale 14" draw:style-name="gr1" draw:text-style-name="P1" svg:x1="12.989cm" svg:y1="9.014cm" svg:x2="12.975cm" svg:y2="8.182cm">
            <text:p/>
          </draw:line>
          <draw:line draw:z-index="13" draw:name="Ligne horizontale 2" draw:style-name="gr1" draw:text-style-name="P1" svg:x1="1.547cm" svg:y1="2.472cm" svg:x2="13.303cm" svg:y2="2.493cm">
            <text:p/>
          </draw:line>
          <draw:line draw:z-index="14" draw:name="Ligne horizontale 15" draw:style-name="gr1" draw:text-style-name="P1" svg:x1="3.035cm" svg:y1="3.2cm" svg:x2="13.287cm" svg:y2="3.256cm">
            <text:p/>
          </draw:line>
          <draw:line draw:z-index="15" draw:name="Ligne horizontale 16" draw:style-name="gr1" draw:text-style-name="P1" svg:x1="13.27cm" svg:y1="5.03cm" svg:x2="13.268cm" svg:y2="2.462cm">
            <text:p/>
          </draw:line>
          <draw:line draw:z-index="16" draw:name="Ligne horizontale 17" draw:style-name="gr2" draw:text-style-name="P1" svg:x1="2.598cm" svg:y1="2.09cm" svg:x2="2.598cm" svg:y2="1.693cm">
            <text:p/>
          </draw:line>
          <draw:line draw:z-index="17" draw:name="Ligne horizontale 20" draw:style-name="gr3" draw:text-style-name="P1" svg:x1="3.531cm" svg:y1="2.781cm" svg:x2="3.54cm" svg:y2="1.827cm">
            <text:p/>
          </draw:line>
          <draw:line draw:z-index="18" draw:name="Ligne horizontale 21" draw:style-name="gr2" draw:text-style-name="P1" svg:x1="3.049cm" svg:y1="2.46cm" svg:x2="2.602cm" svg:y2="2.037cm">
            <text:p/>
          </draw:line>
          <draw:line draw:z-index="19" draw:name="Ligne horizontale 22" draw:style-name="gr2" draw:text-style-name="P1" svg:x1="2.634cm" svg:y1="2.843cm" svg:x2="3.059cm" svg:y2="2.46cm">
            <text:p/>
          </draw:line>
          <draw:line draw:z-index="20" draw:name="Ligne horizontale 23" draw:style-name="gr2" draw:text-style-name="P1" svg:x1="2.658cm" svg:y1="3.571cm" svg:x2="2.647cm" svg:y2="2.765cm">
            <text:p/>
          </draw:line>
          <draw:line draw:z-index="21" draw:name="Ligne horizontale 24" draw:style-name="gr2" draw:text-style-name="P1" svg:x1="3.049cm" svg:y1="3.915cm" svg:x2="2.633cm" svg:y2="3.51cm">
            <text:p/>
          </draw:line>
          <draw:line draw:z-index="22" draw:name="Ligne horizontale 25" draw:style-name="gr2" draw:text-style-name="P1" svg:x1="2.645cm" svg:y1="4.322cm" svg:x2="3.069cm" svg:y2="3.855cm">
            <text:p/>
          </draw:line>
          <draw:line draw:z-index="23" draw:name="Ligne horizontale 26" draw:style-name="gr2" draw:text-style-name="P1" svg:x1="2.674cm" svg:y1="4.892cm" svg:x2="2.659cm" svg:y2="4.242cm">
            <text:p/>
          </draw:line>
          <draw:line draw:z-index="24" draw:name="Ligne horizontale 27" draw:style-name="gr2" draw:text-style-name="P1" svg:x1="3.097cm" svg:y1="5.348cm" svg:x2="2.674cm" svg:y2="4.871cm">
            <text:p/>
          </draw:line>
          <draw:line draw:z-index="25" draw:name="Ligne horizontale 28" draw:style-name="gr2" draw:text-style-name="P1" svg:x1="3.053cm" svg:y1="6.814cm" svg:x2="3.044cm" svg:y2="5.336cm">
            <text:p/>
          </draw:line>
          <draw:line draw:z-index="26" draw:name="Ligne horizontale 31" draw:style-name="gr2" draw:text-style-name="P1" svg:x1="2.592cm" svg:y1="9.653cm" svg:x2="2.621cm" svg:y2="7.104cm">
            <text:p/>
          </draw:line>
          <draw:line draw:z-index="27" draw:name="Ligne horizontale 32" draw:style-name="gr2" draw:text-style-name="P1" svg:x1="2.641cm" svg:y1="7.163cm" svg:x2="3.066cm" svg:y2="6.761cm">
            <text:p/>
          </draw:line>
          <draw:line draw:z-index="28" draw:name="Ligne horizontale 36" draw:style-name="gr4" draw:text-style-name="P1" svg:x1="7.745cm" svg:y1="2.472cm" svg:x2="8.176cm" svg:y2="2.024cm">
            <text:p/>
          </draw:line>
          <draw:line draw:z-index="29" draw:name="Ligne horizontale 37" draw:style-name="gr4" draw:text-style-name="P1" svg:x1="8.2cm" svg:y1="2.065cm" svg:x2="8.209cm" svg:y2="1.655cm">
            <text:p/>
          </draw:line>
          <draw:line draw:z-index="30" draw:name="Ligne horizontale 38" draw:style-name="gr4" draw:text-style-name="P1" svg:x1="8.245cm" svg:y1="2.897cm" svg:x2="7.706cm" svg:y2="2.442cm">
            <text:p/>
          </draw:line>
          <draw:line draw:z-index="31" draw:name="Ligne horizontale 39" draw:style-name="gr5" draw:text-style-name="P1" svg:x1="10.066cm" svg:y1="2.721cm" svg:x2="10.061cm" svg:y2="1.756cm">
            <text:p/>
          </draw:line>
          <draw:line draw:z-index="32" draw:name="Ligne horizontale 40" draw:style-name="gr3" draw:text-style-name="P1" svg:x1="3.076cm" svg:y1="4.617cm" svg:x2="4.043cm" svg:y2="3.618cm">
            <text:p/>
          </draw:line>
          <draw:line draw:z-index="33" draw:name="Ligne horizontale 18" draw:style-name="gr3" draw:text-style-name="P1" svg:x1="3.08cm" svg:y1="8.99cm" svg:x2="3.076cm" svg:y2="7.442cm">
            <text:p/>
          </draw:line>
          <draw:line draw:z-index="34" draw:name="Ligne horizontale 30" draw:style-name="gr3" draw:text-style-name="P1" svg:x1="3.082cm" svg:y1="7.553cm" svg:x2="2.543cm" svg:y2="7.098cm">
            <text:p/>
          </draw:line>
          <draw:line draw:z-index="35" draw:name="Ligne horizontale 41" draw:style-name="gr3" draw:text-style-name="P1" svg:x1="2.584cm" svg:y1="7.111cm" svg:x2="2.577cm" svg:y2="6.014cm">
            <text:p/>
          </draw:line>
          <draw:line draw:z-index="36" draw:name="Ligne horizontale 42" draw:style-name="gr3" draw:text-style-name="P1" svg:x1="2.576cm" svg:y1="6.088cm" svg:x2="3.551cm" svg:y2="5.352cm">
            <text:p/>
          </draw:line>
          <draw:line draw:z-index="37" draw:name="Ligne horizontale 43" draw:style-name="gr3" draw:text-style-name="P1" svg:x1="3.532cm" svg:y1="4.978cm" svg:x2="3.042cm" svg:y2="4.582cm">
            <text:p/>
          </draw:line>
          <draw:line draw:z-index="38" draw:name="Ligne horizontale 44" draw:style-name="gr3" draw:text-style-name="P1" svg:x1="3.525cm" svg:y1="5.368cm" svg:x2="3.532cm" svg:y2="4.958cm">
            <text:p/>
          </draw:line>
          <draw:line draw:z-index="39" draw:name="Ligne horizontale 45" draw:style-name="gr6" draw:text-style-name="P1" svg:x1="5.432cm" svg:y1="3.529cm" svg:x2="5.41cm" svg:y2="1.772cm">
            <text:p/>
          </draw:line>
          <draw:line draw:z-index="40" draw:name="Ligne horizontale 46" draw:style-name="gr6" draw:text-style-name="P1" svg:x1="6.874cm" svg:y1="4.666cm" svg:x2="5.424cm" svg:y2="3.497cm">
            <text:p/>
          </draw:line>
          <draw:line draw:z-index="41" draw:name="Ligne horizontale 47" draw:style-name="gr6" draw:text-style-name="P1" svg:x1="3.518cm" svg:y1="9.624cm" svg:x2="3.529cm" svg:y2="8.634cm">
            <text:p/>
          </draw:line>
          <draw:line draw:z-index="42" draw:name="Ligne horizontale 49" draw:style-name="gr6" draw:text-style-name="P1" svg:x1="8.227cm" svg:y1="5.318cm" svg:x2="6.787cm" svg:y2="4.588cm">
            <text:p/>
          </draw:line>
          <draw:line draw:z-index="43" draw:name="Ligne horizontale 50" draw:style-name="gr6" draw:text-style-name="P1" svg:x1="4.954cm" svg:y1="6.064cm" svg:x2="6.817cm" svg:y2="4.637cm">
            <text:p/>
          </draw:line>
          <draw:line draw:z-index="44" draw:name="Ligne horizontale 51" draw:style-name="gr6" draw:text-style-name="P1" svg:x1="4.943cm" svg:y1="7.503cm" svg:x2="4.99cm" svg:y2="6.058cm">
            <text:p/>
          </draw:line>
          <draw:line draw:z-index="45" draw:name="Ligne horizontale 53" draw:style-name="gr6" draw:text-style-name="P1" svg:x1="3.517cm" svg:y1="8.666cm" svg:x2="4.954cm" svg:y2="7.503cm">
            <text:p/>
          </draw:line>
          <draw:line draw:z-index="46" draw:name="Ligne horizontale 34" draw:style-name="gr4" draw:text-style-name="P1" svg:x1="8.252cm" svg:y1="3.46cm" svg:x2="8.251cm" svg:y2="2.861cm">
            <text:p/>
          </draw:line>
          <draw:line draw:z-index="47" draw:name="Ligne horizontale 35" draw:style-name="gr4" draw:text-style-name="P1" svg:x1="7.79cm" svg:y1="3.925cm" svg:x2="8.259cm" svg:y2="3.424cm">
            <text:p/>
          </draw:line>
          <draw:line draw:z-index="48" draw:name="Ligne horizontale 52" draw:style-name="gr4" draw:text-style-name="P1" svg:x1="8.756cm" svg:y1="4.539cm" svg:x2="7.801cm" svg:y2="3.914cm">
            <text:p/>
          </draw:line>
          <draw:line draw:z-index="49" draw:name="Ligne horizontale 54" draw:style-name="gr4" draw:text-style-name="P1" svg:x1="9.74cm" svg:y1="6.111cm" svg:x2="8.706cm" svg:y2="5.342cm">
            <text:p/>
          </draw:line>
          <draw:line draw:z-index="50" draw:name="Ligne horizontale 55" draw:style-name="gr4" draw:text-style-name="P1" svg:x1="4.411cm" svg:y1="9.603cm" svg:x2="4.847cm" svg:y2="9.22cm">
            <text:p/>
          </draw:line>
          <draw:line draw:z-index="51" draw:name="Ligne horizontale 56" draw:style-name="gr4" draw:text-style-name="P1" svg:x1="7.79cm" svg:y1="8.983cm" svg:x2="7.797cm" svg:y2="6.558cm">
            <text:p/>
          </draw:line>
          <draw:line draw:z-index="52" draw:name="Ligne horizontale 57" draw:style-name="gr4" draw:text-style-name="P1" svg:x1="7.775cm" svg:y1="6.578cm" svg:x2="8.781cm" svg:y2="5.317cm">
            <text:p/>
          </draw:line>
          <draw:line draw:z-index="53" draw:name="Ligne horizontale 58" draw:style-name="gr5" draw:text-style-name="P1" svg:x1="9.662cm" svg:y1="3.243cm" svg:x2="10.109cm" svg:y2="2.659cm">
            <text:p/>
          </draw:line>
          <draw:line draw:z-index="54" draw:name="Ligne horizontale 59" draw:style-name="gr5" draw:text-style-name="P1" svg:x1="9.709cm" svg:y1="3.92cm" svg:x2="9.71cm" svg:y2="3.163cm">
            <text:p/>
          </draw:line>
          <draw:line draw:z-index="55" draw:name="Ligne horizontale 60" draw:style-name="gr5" draw:text-style-name="P1" svg:x1="10.202cm" svg:y1="4.344cm" svg:x2="9.663cm" svg:y2="3.889cm">
            <text:p/>
          </draw:line>
          <draw:line draw:z-index="56" draw:name="Ligne horizontale 61" draw:style-name="gr5" draw:text-style-name="P1" svg:x1="10.197cm" svg:y1="4.957cm" svg:x2="10.187cm" svg:y2="4.304cm">
            <text:p/>
          </draw:line>
          <draw:line draw:z-index="57" draw:name="Ligne horizontale 62" draw:style-name="gr5" draw:text-style-name="P1" svg:x1="9.673cm" svg:y1="5.39cm" svg:x2="10.211cm" svg:y2="4.925cm">
            <text:p/>
          </draw:line>
          <draw:line draw:z-index="58" draw:name="Ligne horizontale 63" draw:style-name="gr7" draw:text-style-name="P1" svg:x1="11.171cm" svg:y1="4.279cm" svg:x2="11.171cm" svg:y2="2.872cm">
            <text:p/>
          </draw:line>
          <draw:line draw:z-index="59" draw:name="Ligne horizontale 64" draw:style-name="gr7" draw:text-style-name="P1" svg:x1="11.62cm" svg:y1="4.603cm" svg:x2="11.16cm" svg:y2="4.243cm">
            <text:p/>
          </draw:line>
          <draw:line draw:z-index="60" draw:name="Ligne horizontale 65" draw:style-name="gr7" draw:text-style-name="P1" svg:x1="11.597cm" svg:y1="5.337cm" svg:x2="11.614cm" svg:y2="4.57cm">
            <text:p/>
          </draw:line>
          <draw:line draw:z-index="61" draw:name="Ligne horizontale 66" draw:style-name="gr7" draw:text-style-name="P1" svg:x1="11.149cm" svg:y1="5.876cm" svg:x2="11.596cm" svg:y2="5.292cm">
            <text:p/>
          </draw:line>
          <draw:line draw:z-index="62" draw:name="Ligne horizontale 67" draw:style-name="gr7" draw:text-style-name="P1" svg:x1="11.171cm" svg:y1="7.136cm" svg:x2="11.177cm" svg:y2="5.812cm">
            <text:p/>
          </draw:line>
          <draw:line draw:z-index="63" draw:name="Ligne horizontale 68" draw:style-name="gr7" draw:text-style-name="P1" svg:x1="11.717cm" svg:y1="7.537cm" svg:x2="11.148cm" svg:y2="7.111cm">
            <text:p/>
          </draw:line>
          <draw:line draw:z-index="64" draw:name="Ligne horizontale 70" draw:style-name="gr7" draw:text-style-name="P1" svg:x1="11.67cm" svg:y1="7.536cm" svg:x2="11.646cm" svg:y2="9.646cm">
            <text:p/>
          </draw:line>
          <draw:line draw:z-index="65" draw:name="Ligne horizontale 72" draw:style-name="gr5" draw:text-style-name="P1" svg:x1="5.391cm" svg:y1="9.637cm" svg:x2="5.917cm" svg:y2="9.314cm">
            <text:p/>
          </draw:line>
          <draw:line draw:z-index="66" draw:name="Ligne horizontale 73" draw:style-name="gr4" draw:text-style-name="P1" svg:x1="4.824cm" svg:y1="9.211cm" svg:x2="7.499cm" svg:y2="9.186cm">
            <text:p/>
          </draw:line>
          <draw:line draw:z-index="67" draw:name="Ligne horizontale 74" draw:style-name="gr4" draw:text-style-name="P1" svg:x1="7.458cm" svg:y1="9.207cm" svg:x2="7.805cm" svg:y2="8.962cm">
            <text:p/>
          </draw:line>
          <draw:line draw:z-index="68" draw:name="Ligne horizontale 75" draw:style-name="gr5" draw:text-style-name="P1" svg:x1="5.879cm" svg:y1="9.317cm" svg:x2="8.929cm" svg:y2="9.309cm">
            <text:p/>
          </draw:line>
          <draw:line draw:z-index="69" draw:name="Ligne horizontale 76" draw:style-name="gr5" draw:text-style-name="P1" svg:x1="8.88cm" svg:y1="9.319cm" svg:x2="9.31cm" svg:y2="8.987cm">
            <text:p/>
          </draw:line>
          <draw:line draw:z-index="70" draw:name="Ligne horizontale 77" draw:style-name="gr5" draw:text-style-name="P1" svg:x1="9.301cm" svg:y1="8.989cm" svg:x2="9.301cm" svg:y2="8.529cm">
            <text:p/>
          </draw:line>
          <draw:line draw:z-index="71" draw:name="Ligne horizontale 78" draw:style-name="gr5" draw:text-style-name="P1" svg:x1="9.277cm" svg:y1="7.135cm" svg:x2="9.775cm" svg:y2="6.761cm">
            <text:p/>
          </draw:line>
          <draw:custom-shape draw:z-index="72" draw:name="Forme 2" draw:style-name="gr8" draw:text-style-name="P2" svg:width="0.192cm" svg:height="0.192cm" svg:x="2.961cm" svg:y="2.3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3" draw:name="Forme 3" draw:style-name="gr8" draw:text-style-name="P2" svg:width="0.192cm" svg:height="0.192cm" svg:x="2.934cm" svg:y="3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4" draw:name="Forme 4" draw:style-name="gr8" draw:text-style-name="P2" svg:width="0.192cm" svg:height="0.192cm" svg:x="2.952cm" svg:y="5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5" draw:name="Forme 5" draw:style-name="gr8" draw:text-style-name="P2" svg:width="0.192cm" svg:height="0.192cm" svg:x="2.952cm" svg:y="6.6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6" draw:name="Forme 6" draw:style-name="gr8" draw:text-style-name="P2" svg:width="0.192cm" svg:height="0.192cm" svg:x="2.547cm" svg:y="8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7" draw:name="Forme 7" draw:style-name="gr8" draw:text-style-name="P2" svg:width="0.192cm" svg:height="0.192cm" svg:x="2.507cm" svg:y="9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8" draw:name="Forme 8" draw:style-name="gr8" draw:text-style-name="P2" svg:width="0.192cm" svg:height="0.192cm" svg:x="3.448cm" svg:y="9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9" draw:name="Forme 9" draw:style-name="gr8" draw:text-style-name="P2" svg:width="0.192cm" svg:height="0.192cm" svg:x="4.372cm" svg:y="9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0" draw:name="Forme 10" draw:style-name="gr8" draw:text-style-name="P2" svg:width="0.192cm" svg:height="0.192cm" svg:x="5.357cm" svg:y="9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1" draw:name="Forme 11" draw:style-name="gr8" draw:text-style-name="P2" svg:width="0.192cm" svg:height="0.192cm" svg:x="3.008cm" svg:y="8.8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2" draw:name="Forme 12" draw:style-name="gr8" draw:text-style-name="P2" svg:width="0.192cm" svg:height="0.192cm" svg:x="2.983cm" svg:y="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3" draw:name="Forme 13" draw:style-name="gr8" draw:text-style-name="P2" svg:width="0.192cm" svg:height="0.192cm" svg:x="2.522cm" svg:y="5.9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4" draw:name="Forme 14" draw:style-name="gr8" draw:text-style-name="P2" svg:width="0.192cm" svg:height="0.192cm" svg:x="2.985cm" svg:y="4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85" draw:name="Ligne horizontale 79" draw:style-name="gr3" draw:text-style-name="P1" svg:x1="4.035cm" svg:y1="3.223cm" svg:x2="3.507cm" svg:y2="2.716cm">
            <text:p/>
          </draw:line>
          <draw:line draw:z-index="86" draw:name="Ligne horizontale 80" draw:style-name="gr3" draw:text-style-name="P1" svg:x1="4.026cm" svg:y1="3.687cm" svg:x2="4.02cm" svg:y2="3.165cm">
            <text:p/>
          </draw:line>
          <draw:custom-shape draw:z-index="87" draw:name="Forme 15" draw:style-name="gr8" draw:text-style-name="P2" svg:width="0.192cm" svg:height="0.192cm" svg:x="3.927cm" svg:y="3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88" draw:name="Ligne horizontale 81" draw:style-name="gr1" draw:text-style-name="P1" svg:x1="8.838cm" svg:y1="5.349cm" svg:x2="12.972cm" svg:y2="5.375cm">
            <text:p/>
          </draw:line>
          <draw:line draw:z-index="89" draw:name="Ligne horizontale 82" draw:style-name="gr1" draw:text-style-name="P1" svg:x1="7.97cm" svg:y1="5.818cm" svg:x2="7.714cm" svg:y2="5.326cm">
            <text:p/>
          </draw:line>
          <draw:line draw:z-index="90" draw:name="Ligne horizontale 83" draw:style-name="gr1" draw:text-style-name="P1" svg:x1="8.623cm" svg:y1="5.818cm" svg:x2="8.863cm" svg:y2="5.334cm">
            <text:p/>
          </draw:line>
          <draw:line draw:z-index="91" draw:name="Ligne horizontale 84" draw:style-name="gr1" draw:text-style-name="P1" svg:x1="7.929cm" svg:y1="5.794cm" svg:x2="8.64cm" svg:y2="5.786cm">
            <text:p/>
          </draw:line>
          <draw:line draw:z-index="92" draw:name="Ligne horizontale 85" draw:style-name="gr1" draw:text-style-name="P1" svg:x1="13.287cm" svg:y1="5.006cm" svg:x2="8.524cm" svg:y2="5.014cm">
            <text:p/>
          </draw:line>
          <draw:line draw:z-index="93" draw:name="Ligne horizontale 86" draw:style-name="gr1" draw:text-style-name="P1" svg:x1="8.194cm" svg:y1="5.342cm" svg:x2="8.549cm" svg:y2="5.006cm">
            <text:p/>
          </draw:line>
          <draw:line draw:z-index="94" draw:name="Ligne horizontale 87" draw:style-name="gr4" draw:text-style-name="P1" svg:x1="8.756cm" svg:y1="5.383cm" svg:x2="8.757cm" svg:y2="4.506cm">
            <text:p/>
          </draw:line>
          <draw:custom-shape draw:z-index="95" draw:name="Forme 16" draw:style-name="gr8" draw:text-style-name="P2" svg:width="0.192cm" svg:height="0.192cm" svg:x="8.111cm" svg:y="5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6" draw:name="Forme 17" draw:style-name="gr8" draw:text-style-name="P2" svg:width="0.192cm" svg:height="0.192cm" svg:x="6.753cm" svg:y="4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7" draw:name="Forme 18" draw:style-name="gr8" draw:text-style-name="P2" svg:width="0.192cm" svg:height="0.192cm" svg:x="4.877cm" svg:y="5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8" draw:name="Forme 19" draw:style-name="gr8" draw:text-style-name="P2" svg:width="0.192cm" svg:height="0.192cm" svg:x="4.862cm" svg:y="7.4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9" draw:name="Forme 20" draw:style-name="gr8" draw:text-style-name="P2" svg:width="0.192cm" svg:height="0.192cm" svg:x="3.952cm" svg:y="8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0" draw:name="Forme 21" draw:style-name="gr8" draw:text-style-name="P2" svg:width="0.192cm" svg:height="0.192cm" svg:x="7.681cm" svg:y="2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1" draw:name="Forme 23" draw:style-name="gr8" draw:text-style-name="P2" svg:width="0.192cm" svg:height="0.192cm" svg:x="9.624cm" svg:y="3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2" draw:name="Forme 24" draw:style-name="gr8" draw:text-style-name="P2" svg:width="0.192cm" svg:height="0.192cm" svg:x="9.616cm" svg:y="3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3" draw:name="Forme 25" draw:style-name="gr8" draw:text-style-name="P2" svg:width="0.192cm" svg:height="0.192cm" svg:x="11.532cm" svg:y="4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4" draw:name="Forme 26" draw:style-name="gr8" draw:text-style-name="P2" svg:width="0.192cm" svg:height="0.192cm" svg:x="7.73cm" svg:y="3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5" draw:name="Forme 27" draw:style-name="gr8" draw:text-style-name="P2" svg:width="0.192cm" svg:height="0.192cm" svg:x="9.648cm" svg:y="6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6" draw:name="Forme 28" draw:style-name="gr8" draw:text-style-name="P2" svg:width="0.192cm" svg:height="0.192cm" svg:x="11.517cm" svg:y="5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7" draw:name="Forme 29" draw:style-name="gr8" draw:text-style-name="P2" svg:width="0.192cm" svg:height="0.192cm" svg:x="11.608cm" svg:y="7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8" draw:name="Forme 33" draw:style-name="gr8" draw:text-style-name="P2" svg:width="0.192cm" svg:height="0.192cm" svg:x="11.551cm" svg:y="9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09" draw:name="Ligne horizontale 88" draw:style-name="gr5" draw:text-style-name="P1" svg:x1="9.261cm" svg:y1="8.587cm" svg:x2="9.731cm" svg:y2="8.184cm">
            <text:p/>
          </draw:line>
          <draw:line draw:z-index="110" draw:name="Ligne horizontale 89" draw:style-name="gr5" draw:text-style-name="P1" svg:x1="9.708cm" svg:y1="8.212cm" svg:x2="9.291cm" svg:y2="7.764cm">
            <text:p/>
          </draw:line>
          <draw:line draw:z-index="111" draw:name="Ligne horizontale 90" draw:style-name="gr5" draw:text-style-name="P1" svg:x1="9.284cm" svg:y1="7.764cm" svg:x2="9.284cm" svg:y2="7.081cm">
            <text:p/>
          </draw:line>
          <draw:line draw:z-index="112" draw:name="Ligne horizontale 91" draw:style-name="gr5" draw:text-style-name="P1" svg:x1="9.763cm" svg:y1="6.792cm" svg:x2="10.261cm" svg:y2="6.418cm">
            <text:p/>
          </draw:line>
          <draw:custom-shape draw:z-index="113" draw:name="Forme 30" draw:style-name="gr8" draw:text-style-name="P2" svg:width="0.192cm" svg:height="0.192cm" svg:x="9.642cm" svg:y="6.7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14" draw:name="Ligne horizontale 92" draw:style-name="gr5" draw:text-style-name="P1" svg:x1="10.269cm" svg:y1="6.469cm" svg:x2="10.259cm" svg:y2="5.816cm">
            <text:p/>
          </draw:line>
          <draw:line draw:z-index="115" draw:name="Ligne horizontale 93" draw:style-name="gr5" draw:text-style-name="P1" svg:x1="10.256cm" svg:y1="5.807cm" svg:x2="9.758cm" svg:y2="5.37cm">
            <text:p/>
          </draw:line>
          <draw:custom-shape draw:z-index="116" draw:name="Forme 31" draw:style-name="gr8" draw:text-style-name="P2" svg:width="0.192cm" svg:height="0.192cm" svg:x="9.642cm" svg:y="5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7" draw:name="Forme 35" draw:style-name="gr8" draw:text-style-name="P2" svg:width="0.192cm" svg:height="0.192cm" svg:x="7.705cm" svg:y="8.8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8" draw:name="Forme 34" draw:style-name="gr8" draw:text-style-name="P2" svg:width="0.192cm" svg:height="0.192cm" svg:x="9.626cm" svg:y="8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9" draw:name="Forme 36" draw:style-name="gr8" draw:text-style-name="P2" svg:width="0.192cm" svg:height="0.192cm" svg:x="7.705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20" draw:name="Ligne horizontale 29" draw:style-name="gr7" draw:text-style-name="P1" svg:x1="11.61cm" svg:y1="2.456cm" svg:x2="11.187cm" svg:y2="2.919cm">
            <text:p/>
          </draw:line>
          <draw:line draw:z-index="121" draw:name="Ligne horizontale 33" draw:style-name="gr7" draw:text-style-name="P1" svg:x1="11.574cm" svg:y1="2.491cm" svg:x2="11.14cm" svg:y2="1.891cm">
            <text:p/>
          </draw:line>
          <draw:custom-shape draw:z-index="122" draw:name="Forme 1" draw:style-name="gr8" draw:text-style-name="P2" svg:width="0.192cm" svg:height="0.192cm" svg:x="11.496cm" svg:y="2.3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23" draw:name="Ligne horizontale 19" draw:style-name="gr7" draw:text-style-name="P1" svg:x1="11.159cm" svg:y1="1.957cm" svg:x2="11.165cm" svg:y2="1.626cm">
            <text:p/>
          </draw:line>
          <draw:custom-shape draw:z-index="124" draw:name="Forme 22" draw:style-name="gr8" draw:text-style-name="P2" svg:width="0.192cm" svg:height="0.192cm" svg:x="11.557cm" svg:y="8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C3</text:p>
          </table:table-cell>
          <table:table-cell table:number-columns-repeated="5"/>
          <table:table-cell office:value-type="string" calcext:value-type="string">
            <text:p>C4</text:p>
          </table:table-cell>
          <table:table-cell table:number-columns-repeated="3"/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C6</text:p>
          </table:table-cell>
          <table:table-cell table:number-columns-repeated="9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L1</text:p>
          </table:table-cell>
          <table:table-cell table:style-name="ce2" office:value-type="string" calcext:value-type="string">
            <text:p>X</text:p>
          </table:table-cell>
          <table:table-cell table:style-name="ce5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string" calcext:value-type="string">
            <text:p>E</text:p>
          </table:table-cell>
          <table:table-cell table:style-name="ce5"/>
          <table:table-cell table:style-name="ce7" office:value-type="string" calcext:value-type="string">
            <text:p>D</text:p>
          </table:table-cell>
          <table:table-cell/>
          <table:table-cell table:style-name="ce17" office:value-type="string" calcext:value-type="string">
            <text:p>X</text:p>
          </table:table-cell>
          <table:table-cell/>
          <table:table-cell table:style-name="ce2" office:value-type="string" calcext:value-type="string">
            <text:p>T</text:p>
          </table:table-cell>
          <table:table-cell table:style-name="ce5"/>
          <table:table-cell table:style-name="ce6" office:value-type="string" calcext:value-type="string">
            <text:p>S</text:p>
          </table:table-cell>
          <table:table-cell table:style-name="ce5"/>
          <table:table-cell table:style-name="ce7" office:value-type="string" calcext:value-type="string">
            <text:p>E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style-name="ce3"/>
          <table:table-cell table:style-name="ce2" office:value-type="string" calcext:value-type="string">
            <text:p>L</text:p>
          </table:table-cell>
          <table:table-cell table:style-name="ce5"/>
          <table:table-cell table:style-name="ce7" office:value-type="string" calcext:value-type="string">
            <text:p>I</text:p>
          </table:table-cell>
          <table:table-cell/>
          <table:table-cell office:value-type="string" calcext:value-type="string">
            <text:p>Deux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Il</text:p>
          </table:table-cell>
        </table:table-row>
        <table:table-row table:style-name="ro2"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5"/>
          <table:table-cell/>
          <table:table-cell table:style-name="ce3"/>
          <table:table-cell/>
          <table:table-cell table:style-name="ce3" table:number-columns-repeated="3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table:style-name="ce5"/>
          <table:table-cell table:style-name="ce6" office:value-type="string" calcext:value-type="string">
            <text:p>I</text:p>
          </table:table-cell>
          <table:table-cell table:style-name="ce5"/>
          <table:table-cell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R</text:p>
          </table:table-cell>
          <table:table-cell table:style-name="ce5"/>
          <table:table-cell table:style-name="ce7" office:value-type="string" calcext:value-type="string">
            <text:p>T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5"/>
          <table:table-cell table:style-name="ce6" office:value-type="string" calcext:value-type="string">
            <text:p>R</text:p>
          </table:table-cell>
          <table:table-cell table:style-name="ce6"/>
          <table:table-cell table:style-name="ce6" office:value-type="string" calcext:value-type="string">
            <text:p>T</text:p>
          </table:table-cell>
          <table:table-cell table:style-name="ce5"/>
          <table:table-cell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5"/>
          <table:table-cell table:style-name="ce7" office:value-type="string" calcext:value-type="string">
            <text:p>Q</text:p>
          </table:table-cell>
          <table:table-cell/>
          <table:table-cell office:value-type="string" calcext:value-type="string">
            <text:p>Sept</text:p>
          </table:table-cell>
          <table:table-cell office:value-type="string" calcext:value-type="string">
            <text:p>Cinq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Neuf</text:p>
          </table:table-cell>
          <table:table-cell office:value-type="string" calcext:value-type="string">
            <text:p>Huit</text:p>
          </table:table-cell>
        </table:table-row>
        <table:table-row table:style-name="ro2">
          <table:table-cell table:number-columns-repeated="29"/>
        </table:table-row>
        <table:table-row table:style-name="ro1">
          <table:table-cell office:value-type="string" calcext:value-type="string">
            <text:p>L2</text:p>
          </table:table-cell>
          <table:table-cell table:style-name="ce2" office:value-type="string" calcext:value-type="string">
            <text:p>T</text:p>
          </table:table-cell>
          <table:table-cell table:style-name="ce5"/>
          <table:table-cell table:style-name="ce6" office:value-type="string" calcext:value-type="string">
            <text:p>P</text:p>
          </table:table-cell>
          <table:table-cell table:style-name="ce6"/>
          <table:table-cell table:style-name="ce6" office:value-type="string" calcext:value-type="string">
            <text:p>E</text:p>
          </table:table-cell>
          <table:table-cell table:style-name="ce5"/>
          <table:table-cell table:style-name="ce7" office:value-type="string" calcext:value-type="string">
            <text:p>S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5"/>
          <table:table-cell table:style-name="ce7" office:value-type="string" calcext:value-type="string">
            <text:p>U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5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string" calcext:value-type="string">
            <text:p>E</text:p>
          </table:table-cell>
          <table:table-cell table:style-name="ce5"/>
          <table:table-cell table:style-name="ce7" office:value-type="string" calcext:value-type="string">
            <text:p>N</text:p>
          </table:table-cell>
          <table:table-cell/>
          <table:table-cell office:value-type="string" calcext:value-type="string">
            <text:p>Minui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</table:table-row>
        <table:table-row table:style-name="ro2">
          <table:table-cell table:number-columns-repeated="29"/>
        </table:table-row>
        <table:table-row table:style-name="ro1">
          <table:table-cell/>
          <table:table-cell table:style-name="ce2" office:value-type="string" calcext:value-type="string">
            <text:p>Q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C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/>
          <table:table-cell table:style-name="ce6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S</text:p>
          </table:table-cell>
          <table:table-cell/>
          <table:table-cell table:style-name="ce2" office:value-type="string" calcext:value-type="string">
            <text:p>T</text:p>
          </table:table-cell>
          <table:table-cell table:style-name="ce5"/>
          <table:table-cell table:style-name="ce6" office:value-type="string" calcext:value-type="string">
            <text:p>I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5"/>
          <table:table-cell table:style-name="ce7" office:value-type="string" calcext:value-type="string">
            <text:p>H</text:p>
          </table:table-cell>
          <table:table-cell/>
          <table:table-cell office:value-type="string" calcext:value-type="string">
            <text:p>Ving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ixMin</text:p>
          </table:table-cell>
          <table:table-cell office:value-type="string" calcext:value-type="string">
            <text:p>Moins</text:p>
          </table:table-cell>
          <table:table-cell office:value-type="string" calcext:value-type="string">
            <text:p>CinqMin</text:p>
          </table:table-cell>
        </table:table-row>
        <table:table-row table:style-name="ro2">
          <table:table-cell table:number-columns-repeated="29"/>
        </table:table-row>
        <table:table-row table:style-name="ro1">
          <table:table-cell office:value-type="string" calcext:value-type="string">
            <text:p>L3</text:p>
          </table:table-cell>
          <table:table-cell table:style-name="ce2" office:value-type="string" calcext:value-type="string">
            <text:p>T</text:p>
          </table:table-cell>
          <table:table-cell table:style-name="ce5"/>
          <table:table-cell table:style-name="ce6" office:value-type="string" calcext:value-type="string">
            <text:p>I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M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table:style-name="ce2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D</text:p>
          </table:table-cell>
          <table:table-cell/>
          <table:table-cell table:style-name="ce2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M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Pile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Des Quart</text:p>
          </table:table-cell>
          <table:table-cell/>
          <table:table-cell office:value-type="string" calcext:value-type="string">
            <text:p>Et2</text:p>
          </table:table-cell>
        </table:table-row>
        <table:table-row table:style-name="ro2">
          <table:table-cell table:number-columns-repeated="29"/>
        </table:table-row>
        <table:table-row table:style-name="ro1">
          <table:table-cell/>
          <table:table-cell table:style-name="ce4" office:value-type="string" calcext:value-type="string">
            <text:p>S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5"/>
          <table:table-cell table:style-name="ce6" office:value-type="string" calcext:value-type="string">
            <text:p>R</text:p>
          </table:table-cell>
          <table:table-cell table:style-name="ce5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string" calcext:value-type="string">
            <text:p>E</text:p>
          </table:table-cell>
          <table:table-cell table:style-name="ce5"/>
          <table:table-cell table:style-name="ce7"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5"/>
          <table:table-cell table:style-name="ce6" office:value-type="string" calcext:value-type="string">
            <text:p>Z</text:p>
          </table:table-cell>
          <table:table-cell table:style-name="ce6"/>
          <table:table-cell table:style-name="ce6" office:value-type="string" calcext:value-type="string">
            <text:p>N</text:p>
          </table:table-cell>
          <table:table-cell table:style-name="ce5"/>
          <table:table-cell table:style-name="ce7" office:value-type="string" calcext:value-type="string">
            <text:p>O</text:p>
          </table:table-cell>
          <table:table-cell/>
          <table:table-cell office:value-type="string" calcext:value-type="string">
            <text:p>Dot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ot3</text:p>
          </table:table-cell>
          <table:table-cell office:value-type="string" calcext:value-type="string">
            <text:p>Dot2</text:p>
          </table:table-cell>
          <table:table-cell office:value-type="string" calcext:value-type="string">
            <text:p>Dot1</text:p>
          </table:table-cell>
          <table:table-cell office:value-type="string" calcext:value-type="string">
            <text:p>Bananes</text:p>
          </table:table-cell>
        </table:table-row>
        <table:table-row table:style-name="ro2">
          <table:table-cell table:number-columns-repeated="29"/>
        </table:table-row>
        <table:table-row table:style-name="ro1">
          <table:table-cell office:value-type="string" calcext:value-type="string">
            <text:p>L4</text:p>
          </table:table-cell>
          <table:table-cell table:style-name="ce2" office:value-type="string" calcext:value-type="string">
            <text:p>T</text:p>
          </table:table-cell>
          <table:table-cell table:style-name="ce5"/>
          <table:table-cell table:style-name="ce6" office:value-type="string" calcext:value-type="string">
            <text:p>G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V</text:p>
          </table:table-cell>
          <table:table-cell/>
          <table:table-cell table:style-name="ce8" office:value-type="string" calcext:value-type="string">
            <text:p>X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5"/>
          <table:table-cell table:style-name="ce6" office:value-type="string" calcext:value-type="string">
            <text:p>I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5"/>
          <table:table-cell table:style-name="ce7" office:value-type="string" calcext:value-type="string">
            <text:p>M</text:p>
          </table:table-cell>
          <table:table-cell table:number-columns-repeated="7"/>
        </table:table-row>
        <table:table-row table:style-name="ro2">
          <table:table-cell table:number-columns-repeated="29"/>
        </table:table-row>
        <table:table-row table:style-name="ro1">
          <table:table-cell/>
          <table:table-cell table:style-name="ce2" office:value-type="string" calcext:value-type="string">
            <text:p>T</text:p>
          </table:table-cell>
          <table:table-cell table:style-name="ce5"/>
          <table:table-cell table:style-name="ce7" office:value-type="string" calcext:value-type="string">
            <text:p>E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5"/>
          <table:table-cell table:style-name="ce7" office:value-type="string" calcext:value-type="string">
            <text:p>L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/>
          <table:table-cell table:style-name="ce6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D</text:p>
          </table:table-cell>
          <table:table-cell/>
          <table:table-cell table:style-name="ce2" office:value-type="string" calcext:value-type="string">
            <text:p>Q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C</text:p>
          </table:table-cell>
          <table:table-cell table:number-columns-repeated="7"/>
        </table:table-row>
        <table:table-row table:style-name="ro2">
          <table:table-cell table:number-columns-repeated="29"/>
        </table:table-row>
        <table:table-row table:style-name="ro1">
          <table:table-cell office:value-type="string" calcext:value-type="string">
            <text:p>L5</text:p>
          </table:table-cell>
          <table:table-cell table:style-name="ce4" office:value-type="string" calcext:value-type="string">
            <text:p>E</text:p>
          </table:table-cell>
          <table:table-cell/>
          <table:table-cell table:style-name="ce2" office:value-type="string" calcext:value-type="string">
            <text:p>I</text:p>
          </table:table-cell>
          <table:table-cell table:style-name="ce5"/>
          <table:table-cell table:style-name="ce6" office:value-type="string" calcext:value-type="string">
            <text:p>M</text:p>
          </table:table-cell>
          <table:table-cell table:style-name="ce6"/>
          <table:table-cell table:style-name="ce6" office:value-type="string" calcext:value-type="string">
            <text:p>E</text:p>
          </table:table-cell>
          <table:table-cell table:style-name="ce5"/>
          <table:table-cell table:style-name="ce7" office:value-type="string" calcext:value-type="string">
            <text:p>D</text:p>
          </table:table-cell>
          <table:table-cell/>
          <table:table-cell table:style-name="ce8" office:value-type="string" calcext:value-type="string">
            <text:p>X</text:p>
          </table:table-cell>
          <table:table-cell/>
          <table:table-cell table:style-name="ce2" office:value-type="string" calcext:value-type="string">
            <text:p>T</text:p>
          </table:table-cell>
          <table:table-cell table:style-name="ce5"/>
          <table:table-cell table:style-name="ce6" office:value-type="string" calcext:value-type="string">
            <text:p>R</text:p>
          </table:table-cell>
          <table:table-cell table:style-name="ce5"/>
          <table:table-cell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5"/>
          <table:table-cell table:style-name="ce7" office:value-type="string" calcext:value-type="string">
            <text:p>Q</text:p>
          </table:table-cell>
          <table:table-cell table:number-columns-repeated="7"/>
        </table:table-row>
        <table:table-row table:style-name="ro2">
          <table:table-cell table:number-columns-repeated="29"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table:style-name="ce5"/>
          <table:table-cell table:style-name="ce6" office:value-type="string" calcext:value-type="string">
            <text:p>L</text:p>
          </table:table-cell>
          <table:table-cell table:style-name="ce6"/>
          <table:table-cell table:style-name="ce6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P</text:p>
          </table:table-cell>
          <table:table-cell/>
          <table:table-cell table:style-name="ce8" office:value-type="string" calcext:value-type="string">
            <text:p>X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5"/>
          <table:table-cell table:style-name="ce6" office:value-type="string" calcext:value-type="string">
            <text:p>E</text:p>
          </table:table-cell>
          <table:table-cell table:style-name="ce5"/>
          <table:table-cell table:style-name="ce7" office:value-type="string" calcext:value-type="string">
            <text:p>D</text:p>
          </table:table-cell>
          <table:table-cell table:style-name="ce3"/>
          <table:table-cell table:style-name="ce8" office:value-type="string" calcext:value-type="string">
            <text:p>X</text:p>
          </table:table-cell>
          <table:table-cell table:style-name="ce3"/>
          <table:table-cell table:style-name="ce2" office:value-type="string" calcext:value-type="string">
            <text:p>T</text:p>
          </table:table-cell>
          <table:table-cell table:style-name="ce5"/>
          <table:table-cell table:style-name="ce7"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table:number-columns-repeated="29"/>
        </table:table-row>
        <table:table-row table:style-name="ro1">
          <table:table-cell office:value-type="string" calcext:value-type="string">
            <text:p>L6</text:p>
          </table:table-cell>
          <table:table-cell table:style-name="ce4" office:value-type="string" calcext:value-type="string">
            <text:p>.</text:p>
          </table:table-cell>
          <table:table-cell/>
          <table:table-cell table:style-name="ce4" office:value-type="string" calcext:value-type="string">
            <text:p>.</text:p>
          </table:table-cell>
          <table:table-cell/>
          <table:table-cell table:style-name="ce4" office:value-type="string" calcext:value-type="string">
            <text:p>.</text:p>
          </table:table-cell>
          <table:table-cell/>
          <table:table-cell table:style-name="ce4" office:value-type="string" calcext:value-type="string">
            <text:p>.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5"/>
          <table:table-cell table:style-name="ce6" office:value-type="string" calcext:value-type="string">
            <text:p>E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table:style-name="ce5"/>
          <table:table-cell table:style-name="ce7"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table:number-columns-repeated="29"/>
        </table:table-row>
        <table:table-row table:style-name="ro1">
          <table:table-cell table:style-name="ce9" office:value-type="string" calcext:value-type="string">
            <text:p>IL</text:p>
          </table:table-cell>
          <table:table-cell table:style-name="Default" office:value-type="string" calcext:value-type="string">
            <text:p>L1C6</text:p>
          </table:table-cell>
          <table:table-cell table:number-columns-repeated="27"/>
        </table:table-row>
        <table:table-row table:style-name="ro1">
          <table:table-cell table:style-name="ce9" office:value-type="string" calcext:value-type="string">
            <text:p>EST</text:p>
          </table:table-cell>
          <table:table-cell table:style-name="Default" office:value-type="string" calcext:value-type="string">
            <text:p>L1C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UNE</text:p>
          </table:table-cell>
          <table:table-cell table:style-name="ce9" office:value-type="string" calcext:value-type="string">
            <text:p>L2C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EUX</text:p>
          </table:table-cell>
          <table:table-cell table:style-name="ce9" office:value-type="string" calcext:value-type="string">
            <text:p>L1C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ROIS</text:p>
          </table:table-cell>
          <table:table-cell table:style-name="ce9" office:value-type="string" calcext:value-type="string">
            <text:p>L1C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QUATRE</text:p>
          </table:table-cell>
          <table:table-cell table:style-name="ce9" office:value-type="string" calcext:value-type="string">
            <text:p>L1C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INQ <text:span text:style-name="T1">(heure)</text:span></text:p>
          </table:table-cell>
          <table:table-cell table:style-name="ce9" office:value-type="string" calcext:value-type="string">
            <text:p>L2C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IX</text:p>
          </table:table-cell>
          <table:table-cell table:style-name="ce9" office:value-type="string" calcext:value-type="string">
            <text:p>L2C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EPT</text:p>
          </table:table-cell>
          <table:table-cell table:style-name="ce9" office:value-type="string" calcext:value-type="string">
            <text:p>L2C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HUIT</text:p>
          </table:table-cell>
          <table:table-cell table:style-name="ce9" office:value-type="string" calcext:value-type="string">
            <text:p>L2C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F</text:p>
          </table:table-cell>
          <table:table-cell table:style-name="ce9" office:value-type="string" calcext:value-type="string">
            <text:p>L2C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IX</text:p>
          </table:table-cell>
          <table:table-cell table:style-name="ce9" office:value-type="string" calcext:value-type="string">
            <text:p>L3C5+L1C3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ONZE</text:p>
          </table:table-cell>
          <table:table-cell table:style-name="ce9" office:value-type="string" calcext:value-type="string">
            <text:p>L3C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HEURE</text:p>
          </table:table-cell>
          <table:table-cell table:style-name="ce9" office:value-type="string" calcext:value-type="string">
            <text:p>L3C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HEURES</text:p>
          </table:table-cell>
          <table:table-cell table:style-name="ce9" office:value-type="string" calcext:value-type="string">
            <text:p>L3C3+L3C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DI</text:p>
          </table:table-cell>
          <table:table-cell table:style-name="ce9" office:value-type="string" calcext:value-type="string">
            <text:p>L3C6+L3C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NUIT</text:p>
          </table:table-cell>
          <table:table-cell table:style-name="ce9" office:value-type="string" calcext:value-type="string">
            <text:p>L3C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INQ<text:span text:style-name="T1"> (minute)</text:span></text:p>
          </table:table-cell>
          <table:table-cell table:style-name="ce9" office:value-type="string" calcext:value-type="string">
            <text:p>L4C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IX</text:p>
          </table:table-cell>
          <table:table-cell table:style-name="ce9" office:value-type="string" calcext:value-type="string">
            <text:p>L4C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T</text:p>
          </table:table-cell>
          <table:table-cell table:style-name="ce9" office:value-type="string" calcext:value-type="string">
            <text:p>L4C2 ou L5C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OINS</text:p>
          </table:table-cell>
          <table:table-cell table:style-name="ce9" office:value-type="string" calcext:value-type="string">
            <text:p>L4C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E</text:p>
          </table:table-cell>
          <table:table-cell table:style-name="ce9" office:value-type="string" calcext:value-type="string">
            <text:p>L4C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QUART</text:p>
          </table:table-cell>
          <table:table-cell table:style-name="ce9" office:value-type="string" calcext:value-type="string">
            <text:p>L5C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INGT</text:p>
          </table:table-cell>
          <table:table-cell table:style-name="ce9" office:value-type="string" calcext:value-type="string">
            <text:p>L4C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EMI</text:p>
          </table:table-cell>
          <table:table-cell table:style-name="ce9" office:value-type="string" calcext:value-type="string">
            <text:p>L5C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EMIE</text:p>
          </table:table-cell>
          <table:table-cell table:style-name="ce9" office:value-type="string" calcext:value-type="string">
            <text:p>L5C3+L5C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ILE</text:p>
          </table:table-cell>
          <table:table-cell table:style-name="ce9" office:value-type="string" calcext:value-type="string">
            <text:p>L5C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ES</text:p>
          </table:table-cell>
          <table:table-cell table:style-name="ce9" office:value-type="string" calcext:value-type="string">
            <text:p>L5C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ANANES</text:p>
          </table:table-cell>
          <table:table-cell table:style-name="ce9" office:value-type="string" calcext:value-type="string">
            <text:p>L6C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. <text:span text:style-name="T1">(1)</text:span></text:p>
          </table:table-cell>
          <table:table-cell table:style-name="ce9" office:value-type="string" calcext:value-type="string">
            <text:p>L6C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. <text:span text:style-name="T1">(2)</text:span></text:p>
          </table:table-cell>
          <table:table-cell table:style-name="ce9" office:value-type="string" calcext:value-type="string">
            <text:p>L6C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. <text:span text:style-name="T1">(3)</text:span></text:p>
          </table:table-cell>
          <table:table-cell table:style-name="ce9" office:value-type="string" calcext:value-type="string">
            <text:p>L6C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. <text:span text:style-name="T1">(4)</text:span></text:p>
          </table:table-cell>
          <table:table-cell table:style-name="ce9" office:value-type="string" calcext:value-type="string">
            <text:p>L6C1</text:p>
          </table:table-cell>
          <table:table-cell table:number-columns-repeated="27"/>
        </table:table-row>
        <table:table-row table:style-name="ro1" table:number-rows-repeated="1048515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7:45:51.252318008</meta:creation-date>
    <dc:date>2023-01-22T16:16:21.727962319</dc:date>
    <meta:editing-duration>PT7H32M2S</meta:editing-duration>
    <meta:editing-cycles>24</meta:editing-cycles>
    <meta:generator>LibreOffice/7.3.7.2$Linux_X86_64 LibreOffice_project/30$Build-2</meta:generator>
    <meta:document-statistic meta:table-count="1" meta:cell-count="234" meta:object-count="125"/>
  </office:meta>
</office:document-meta>
</file>